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4c3" officeooo:paragraph-rsid="0003c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B C <text:s/>D E F G H I J K L <text:s/>M N OP Q R S T U V W X Y Z </text:p>
      <text:p text:style-name="P1">LES LETTRES DE L’ALPHABET !!!!!!!!!!!!!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8:29:19.578000000</meta:creation-date>
    <dc:date>2018-10-31T08:30:13.981000000</dc:date>
    <meta:editing-duration>PT54S</meta:editing-duration>
    <meta:editing-cycles>1</meta:editing-cycles>
    <meta:document-statistic meta:table-count="0" meta:image-count="0" meta:object-count="0" meta:page-count="1" meta:paragraph-count="2" meta:word-count="30" meta:character-count="105" meta:non-whitespace-character-count="74"/>
    <meta:generator>LibreOffice/5.4.6.2$Windows_X86_64 LibreOffice_project/4014ce260a04f1026ba855d3b8d91541c224eab8</meta:generator>
  </office:meta>
</office:document-meta>
</file>